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nsolas" svg:font-family="Consolas" style:font-family-generic="swiss" style:font-pitch="fixed"/>
    <style:font-face style:name="Courier New3" svg:font-family="'Courier New'" style:font-family-generic="swiss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lase">
      <style:graphic-properties draw:fill="solid" draw:fill-color="#ffd320"/>
    </style:style>
    <style:style style:name="gr2" style:family="graphic" style:parent-style-name="clase">
      <style:graphic-properties draw:fill-color="#ffd320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marker-start="Square" draw:marker-start-width="0.254cm" draw:marker-end="Line_20_Arrow" draw:marker-end-width="0.3cm" draw:textarea-vertical-align="middle"/>
    </style:style>
    <style:style style:name="gr5" style:family="graphic" style:parent-style-name="standard">
      <style:graphic-properties svg:stroke-color="#314004" draw:marker-start="Square" draw:marker-start-width="0.203cm" draw:marker-end="" draw:marker-end-width="0.3cm" draw:textarea-vertical-align="middle"/>
    </style:style>
    <style:style style:name="gr6" style:family="graphic" style:parent-style-name="standard">
      <style:graphic-properties draw:stroke="dash" draw:stroke-dash="Fine_20_Dashed_20__28_var_29_" svg:stroke-color="#314004" draw:marker-start="Square" draw:marker-start-width="0.203cm" draw:marker-end="" draw:marker-end-width="0.3cm" draw:textarea-vertical-align="middle"/>
    </style:style>
    <style:style style:name="gr7" style:family="graphic" style:parent-style-name="clase">
      <style:graphic-properties draw:fill="solid" draw:fill-color="#ffffff"/>
    </style:style>
    <style:style style:name="gr8" style:family="graphic" style:parent-style-name="clase">
      <style:graphic-properties draw:fill-color="#eeeeee" draw:fill-gradient-name="Gradient_20_7" draw:fill-hatch-name="Hatching_20_1"/>
    </style:style>
    <style:style style:name="gr9" style:family="graphic" style:parent-style-name="clase">
      <style:graphic-properties draw:fill-color="#ffffff"/>
    </style:style>
    <style:style style:name="P1" style:family="paragraph">
      <style:paragraph-properties fo:text-align="center"/>
    </style:style>
    <style:style style:name="P2" style:family="paragraph">
      <style:text-properties style:font-name="Courier New2"/>
    </style:style>
    <style:style style:name="P3" style:family="paragraph">
      <style:paragraph-properties style:text-autospace="none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 style:text-autospace="ideograph-alpha"/>
    </style:style>
    <style:style style:name="T1" style:family="text">
      <style:text-properties style:font-name="Courier New2" fo:font-size="11pt" style:letter-kerning="true" style:font-name-asian="Microsoft YaHei" style:font-size-asian="11pt" style:font-name-complex="Mangal" style:font-size-complex="11pt"/>
    </style:style>
    <style:style style:name="T2" style:family="text">
      <style:text-properties fo:color="#000000" style:text-outline="false" style:text-line-through-style="none" style:text-position="0% 100%" style:font-name="Consola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Consolas" style:font-size-asian="10pt" style:language-asian="zh" style:country-asian="CN" style:font-style-asian="normal" style:font-weight-asian="normal" style:font-name-complex="Consola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font-name="Courier New2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1.143cm" svg:x="3.794cm" svg:y="12.43cm">
          <text:p text:style-name="P1"><text:span text:style-name="T1">PngR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4.445cm" svg:height="0.635cm" svg:x="7.858cm" svg:y="14.335cm">
          <text:p text:style-name="P3"><text:span text:style-name="T2">IImageLineSetFa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interf" draw:layer="layout" svg:width="3.81cm" svg:height="0.508cm" svg:x="6.969cm" svg:y="3.286cm">
          <text:p>IBytesConsum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clase" draw:layer="layout" svg:width="3.81cm" svg:height="1.143cm" svg:x="6.969cm" svg:y="5.064cm">
          <text:p><text:span text:style-name="T3">ChunkSeqR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4.318cm" svg:height="0.889cm" svg:x="13.446cm" svg:y="5.191cm">
          <text:p><text:span text:style-name="T3">DeflatedChunks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4.318cm" svg:height="0.762cm" svg:x="18.399cm" svg:y="3.032cm">
          <text:p><text:span text:style-name="T3">ChunkR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4.572cm" svg:height="1.27cm" svg:x="6.588cm" svg:y="8.747cm">
          <text:p><text:span text:style-name="T3">ChunkSeqReaderP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302cm" svg:height="0.635cm" svg:x="1.762cm" svg:y="7.731cm">
          <text:p text:style-name="P1"><text:span text:style-name="T1">Image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3.175cm" svg:height="0.635cm" svg:x="18.526cm" svg:y="7.477cm">
          <text:p><text:span text:style-name="T3">Deinterlac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3.302cm" svg:height="0.889cm" svg:x="13.446cm" svg:y="11.033cm">
          <text:p><text:span text:style-name="T3">Chunks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interf" draw:layer="layout" svg:width="3.302cm" svg:height="0.635cm" svg:x="19.415cm" svg:y="9.128cm">
          <text:p>IChunkFact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clase" draw:layer="layout" svg:width="3.302cm" svg:height="1.143cm" svg:x="17.51cm" svg:y="13.827cm">
          <text:p><text:span text:style-name="T3">PngChun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2.794cm" svg:height="1.143cm" svg:x="22.717cm" svg:y="13.827cm">
          <text:p><text:span text:style-name="T3">ChunkRa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3.429cm" svg:height="0.762cm" svg:x="19.415cm" svg:y="10.525cm">
          <text:p><text:span text:style-name="T3">ChunkFactor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3.302cm" svg:height="1.143cm" svg:x="9.763cm" svg:y="12.557cm">
          <text:p><text:span text:style-name="T3">Png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flechaext" draw:layer="layout" svg:x1="8.874cm" svg:y1="8.747cm" svg:x2="8.874cm" svg:y2="6.207cm">
          <text:p/>
        </draw:line>
        <draw:line draw:style-name="gr3" draw:text-style-name="P1" draw:layer="layout" svg:x1="8.874cm" svg:y1="5.064cm" svg:x2="8.874cm" svg:y2="3.794cm">
          <text:p/>
        </draw:line>
        <draw:line draw:style-name="gr4" draw:text-style-name="P1" draw:layer="layout" svg:x1="5.826cm" svg:y1="12.43cm" svg:x2="8.62cm" svg:y2="10.017cm">
          <text:p/>
        </draw:line>
        <draw:line draw:style-name="gr5" draw:text-style-name="P1" draw:layer="layout" svg:x1="20.812cm" svg:y1="14.462cm" svg:x2="22.717cm" svg:y2="14.462cm">
          <text:p/>
        </draw:line>
        <draw:line draw:style-name="gr5" draw:text-style-name="P1" draw:layer="layout" svg:x1="7.096cm" svg:y1="12.811cm" svg:x2="9.763cm" svg:y2="12.811cm">
          <text:p/>
        </draw:line>
        <draw:line draw:style-name="gr5" draw:text-style-name="P1" draw:layer="layout" svg:x1="6.588cm" svg:y1="8.747cm" svg:x2="5.064cm" svg:y2="8.239cm">
          <text:p/>
        </draw:line>
        <draw:line draw:style-name="gr6" draw:text-style-name="P1" draw:layer="layout" svg:x1="11.16cm" svg:y1="8.747cm" svg:x2="13.319cm" svg:y2="7.858cm">
          <text:p/>
        </draw:line>
        <draw:line draw:style-name="gr5" draw:text-style-name="P1" draw:layer="layout" svg:x1="11.16cm" svg:y1="9.382cm" svg:x2="19.415cm" svg:y2="9.382cm">
          <text:p/>
        </draw:line>
        <draw:line draw:style-name="gr3" draw:text-style-name="P1" draw:layer="layout" svg:x1="21.193cm" svg:y1="10.525cm" svg:x2="21.193cm" svg:y2="9.763cm">
          <text:p/>
        </draw:line>
        <draw:line draw:style-name="gr5" draw:text-style-name="P1" draw:layer="layout" svg:x1="11.16cm" svg:y1="9.89cm" svg:x2="13.446cm" svg:y2="11.033cm">
          <text:p/>
        </draw:line>
        <draw:line draw:style-name="gr4" draw:text-style-name="P1" draw:layer="layout" svg:x1="16.748cm" svg:y1="11.922cm" svg:x2="17.51cm" svg:y2="13.7cm">
          <text:p/>
        </draw:line>
        <draw:line draw:style-name="gr4" draw:text-style-name="P1" draw:layer="layout" svg:x1="11.414cm" svg:y1="12.557cm" svg:x2="13.446cm" svg:y2="11.668cm">
          <text:p/>
        </draw:line>
        <draw:line draw:style-name="gr5" draw:text-style-name="P1" draw:layer="layout" svg:x1="7.096cm" svg:y1="13.573cm" svg:x2="7.858cm" svg:y2="14.335cm">
          <text:p/>
        </draw:line>
        <draw:custom-shape draw:style-name="clase" draw:layer="layout" svg:width="3.048cm" svg:height="0.635cm" svg:x="6.715cm" svg:y="15.732cm">
          <text:p text:style-name="P3"><text:span text:style-name="T2">IImageLine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6.334cm" svg:y1="13.573cm" svg:x2="7.858cm" svg:y2="15.732cm">
          <text:p/>
        </draw:line>
        <draw:line draw:style-name="gr5" draw:text-style-name="P1" draw:layer="layout" svg:x1="10.779cm" svg:y1="5.318cm" svg:x2="18.399cm" svg:y2="3.413cm">
          <text:p/>
        </draw:line>
        <draw:line draw:style-name="gr5" draw:text-style-name="P1" draw:layer="layout" svg:x1="10.779cm" svg:y1="5.699cm" svg:x2="13.446cm" svg:y2="5.699cm">
          <text:p/>
        </draw:line>
        <draw:custom-shape draw:style-name="clase" draw:layer="layout" svg:width="4.826cm" svg:height="0.508cm" svg:x="1.254cm" svg:y="14.462cm">
          <text:p><text:span text:style-name="T3">BufferedStreamR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3" draw:text-style-name="P1" draw:layer="layout" svg:x1="19.542cm" svg:y1="18.394cm" svg:x2="20.939cm" svg:y2="18.394cm">
            <text:p/>
          </draw:line>
          <draw:line draw:style-name="gr5" draw:text-style-name="P1" draw:layer="layout" svg:x1="19.542cm" svg:y1="19.156cm" svg:x2="20.812cm" svg:y2="19.156cm">
            <text:p/>
          </draw:line>
          <draw:line draw:style-name="gr4" draw:text-style-name="P1" draw:layer="layout" svg:x1="19.542cm" svg:y1="19.918cm" svg:x2="21.066cm" svg:y2="19.918cm">
            <text:p/>
          </draw:line>
          <draw:frame draw:style-name="anotacion" draw:layer="layout" svg:width="3.736cm" svg:height="0.64cm" svg:x="21.14cm" svg:y="18.14cm">
            <draw:text-box>
              <text:p>extends, implements</text:p>
            </draw:text-box>
          </draw:frame>
          <draw:frame draw:style-name="anotacion" draw:layer="layout" svg:width="2.822cm" svg:height="0.64cm" svg:x="21.165cm" svg:y="18.897cm">
            <draw:text-box>
              <text:p>contains, owns</text:p>
            </draw:text-box>
          </draw:frame>
          <draw:frame draw:style-name="anotacion" draw:layer="layout" svg:width="3.177cm" svg:height="0.64cm" svg:x="21.193cm" svg:y="19.537cm">
            <draw:text-box>
              <text:p>wraps, decorates</text:p>
            </draw:text-box>
          </draw:frame>
        </draw:g>
        <draw:frame draw:style-name="anotacion" draw:text-style-name="P4" draw:layer="layout" svg:width="4.16cm" svg:height="0.738cm" svg:x="12.176cm" svg:y="2.016cm">
          <draw:text-box>
            <text:p><text:span text:style-name="T4">PNGJ: PngReader</text:span></text:p>
          </draw:text-box>
        </draw:frame>
        <draw:custom-shape draw:style-name="gr7" draw:text-style-name="P2" draw:layer="layout" svg:width="3.302cm" svg:height="0.635cm" svg:x="1.381cm" svg:y="15.605cm">
          <text:p><text:span text:style-name="T3">InputStre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3.667cm" svg:y1="14.97cm" svg:x2="3.032cm" svg:y2="15.605cm">
          <text:p/>
        </draw:line>
        <draw:line draw:style-name="gr5" draw:text-style-name="P1" draw:layer="layout" svg:x1="4.683cm" svg:y1="13.573cm" svg:x2="3.921cm" svg:y2="14.462cm">
          <text:p/>
        </draw:line>
        <draw:frame draw:style-name="anotacion" draw:layer="layout" svg:width="3.228cm" svg:height="1.029cm" svg:x="10.779cm" svg:y="6.067cm">
          <draw:text-box>
            <text:p>one per IDAT set <text:line-break/>(normally one)</text:p>
          </draw:text-box>
        </draw:frame>
        <draw:frame draw:style-name="anotacion" draw:layer="layout" svg:width="4.367cm" svg:height="1.029cm" svg:x="13.651cm" svg:y="2.892cm">
          <draw:text-box>
            <text:p>one created and discard </text:p>
            <text:p>per each read <text:span text:style-name="T5">chunk</text:span></text:p>
          </draw:text-box>
        </draw:frame>
        <draw:polyline draw:style-name="gr5" draw:text-style-name="P1" draw:layer="layout" svg:width="1.523cm" svg:height="10.159cm" svg:x="22.717cm" svg:y="3.667cm" svg:viewBox="0 0 1524 10160" draw:points="0,0 1524,1778 1524,10160">
          <text:p/>
        </draw:polyline>
        <draw:frame draw:style-name="anotacion" draw:layer="layout" svg:width="2.166cm" svg:height="0.64cm" svg:x="24.241cm" svg:y="6.207cm">
          <draw:text-box>
            <text:p>ephemeral</text:p>
          </draw:text-box>
        </draw:frame>
        <draw:frame draw:style-name="anotacion" draw:layer="layout" svg:width="2.026cm" svg:height="0.64cm" svg:x="2.149cm" svg:y="7.091cm">
          <draw:text-box>
            <text:p>inmutable</text:p>
          </draw:text-box>
        </draw:frame>
        <draw:frame draw:style-name="anotacion" draw:layer="layout" svg:width="1.323cm" svg:height="0.64cm" svg:x="17.129cm" svg:y="12.552cm">
          <draw:text-box>
            <text:p>list of</text:p>
          </draw:text-box>
        </draw:frame>
        <draw:custom-shape draw:style-name="clase" draw:layer="layout" svg:width="4.699cm" svg:height="0.889cm" svg:x="18.653cm" svg:y="5.191cm">
          <text:p><text:span text:style-name="T3">DeflatedChunkRea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20.685cm" svg:y1="5.191cm" svg:x2="20.685cm" svg:y2="3.794cm">
          <text:p/>
        </draw:line>
        <draw:line draw:style-name="gr5" draw:text-style-name="P1" draw:layer="layout" svg:x1="17.764cm" svg:y1="5.699cm" svg:x2="18.653cm" svg:y2="5.699cm">
          <text:p/>
        </draw:line>
        <draw:line draw:style-name="gr5" draw:text-style-name="P1" draw:layer="layout" svg:x1="17.637cm" svg:y1="7.731cm" svg:x2="18.526cm" svg:y2="7.731cm">
          <text:p/>
        </draw:line>
        <draw:custom-shape draw:style-name="clase" draw:layer="layout" svg:width="4.318cm" svg:height="0.762cm" svg:x="13.319cm" svg:y="7.477cm">
          <text:p><text:span text:style-name="T3">Idat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5.478cm" svg:y1="7.477cm" svg:x2="15.478cm" svg:y2="6.08cm">
          <text:p/>
        </draw:line>
        <draw:custom-shape draw:style-name="gr2" draw:text-style-name="P3" draw:layer="layout" svg:width="3.191cm" svg:height="0.635cm" svg:x="4.683cm" svg:y="19.415cm">
          <text:p text:style-name="P5"><text:span text:style-name="T1">ImageLineI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8.493cm" svg:y1="16.367cm" svg:x2="8.112cm" svg:y2="17.891cm">
          <text:p/>
        </draw:line>
        <draw:frame draw:style-name="anotacion" draw:layer="layout" svg:width="1.323cm" svg:height="0.64cm" svg:x="8.313cm" svg:y="16.875cm">
          <draw:text-box>
            <text:p>list of</text:p>
          </draw:text-box>
        </draw:frame>
        <draw:custom-shape draw:style-name="gr2" draw:layer="layout" svg:width="3.429cm" svg:height="0.635cm" svg:x="8.62cm" svg:y="19.415cm">
          <text:p text:style-name="P1"><text:span text:style-name="T1">ImageLineBy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2.81cm" svg:height="0.635cm" svg:x="6.572cm" svg:y="17.891cm">
          <text:p text:style-name="P5"><text:span text:style-name="T1">IImageL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6.588cm" svg:y1="19.415cm" svg:x2="7.985cm" svg:y2="18.526cm">
          <text:p/>
        </draw:line>
        <draw:line draw:style-name="gr3" draw:text-style-name="P1" draw:layer="layout" svg:x1="9.763cm" svg:y1="19.415cm" svg:x2="8.493cm" svg:y2="18.526cm">
          <text:p/>
        </draw:line>
        <draw:frame draw:style-name="anotacion" draw:text-style-name="P4" draw:layer="layout" svg:width="3.939cm" svg:height="0.738cm" svg:x="9.382cm" svg:y="22.59cm">
          <draw:text-box>
            <text:p><text:span text:style-name="T4">PNGJ: PngWriter</text:span></text:p>
          </draw:text-box>
        </draw:frame>
        <draw:custom-shape draw:style-name="gr2" draw:text-style-name="P2" draw:layer="layout" svg:width="3.81cm" svg:height="1.143cm" svg:x="9.636cm" svg:y="25.13cm">
          <text:p text:style-name="P1"><text:span text:style-name="T1">PngWri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.794cm" svg:height="0.635cm" svg:x="5.445cm" svg:y="23.987cm">
          <text:p text:style-name="P1"><text:span text:style-name="T1">Image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3.81cm" svg:height="0.889cm" svg:x="15.986cm" svg:y="25.257cm">
          <text:p text:style-name="P1"><text:span text:style-name="T1">PngMeta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3.81cm" svg:height="0.889cm" svg:x="9.763cm" svg:y="30.21cm">
          <text:p><text:span text:style-name="T3">PixelsWri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3.81cm" svg:height="1.016cm" svg:x="15.224cm" svg:y="23.479cm">
          <text:p><text:span text:style-name="T3">copyFrom</text:span></text:p>
          <text:p><text:span text:style-name="T3">(ChunksLis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4.826cm" svg:height="1.143cm" svg:x="9.382cm" svg:y="32.369cm">
          <text:p><text:span text:style-name="T3">PixelsWriterDefaul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3.937cm" svg:height="0.762cm" svg:x="2.27cm" svg:y="25.384cm">
          <text:p text:style-name="P1"><text:span text:style-name="T1">OutputStre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5.207cm" svg:height="0.889cm" svg:x="1.762cm" svg:y="28.178cm">
          <text:p text:style-name="P3"><text:span text:style-name="T2">IDatChunkWri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clase" draw:layer="layout" svg:width="4.191cm" svg:height="0.889cm" svg:x="2.016cm" svg:y="30.21cm">
          <text:p text:style-name="P3"><text:span text:style-name="T2">CompressorStrea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13.446cm" svg:y1="25.13cm" svg:x2="15.224cm" svg:y2="23.987cm">
          <text:p/>
        </draw:line>
        <draw:line draw:style-name="gr5" draw:text-style-name="P1" draw:layer="layout" svg:x1="9.636cm" svg:y1="25.13cm" svg:x2="8.239cm" svg:y2="24.368cm">
          <text:p/>
        </draw:line>
        <draw:line draw:style-name="gr5" draw:text-style-name="P1" draw:layer="layout" svg:x1="13.446cm" svg:y1="25.765cm" svg:x2="15.986cm" svg:y2="25.765cm">
          <text:p/>
        </draw:line>
        <draw:line draw:style-name="gr5" draw:text-style-name="P1" draw:layer="layout" svg:x1="11.795cm" svg:y1="26.273cm" svg:x2="11.795cm" svg:y2="30.21cm">
          <text:p/>
        </draw:line>
        <draw:line draw:style-name="gr3" draw:text-style-name="P1" draw:layer="layout" svg:x1="11.795cm" svg:y1="32.369cm" svg:x2="11.795cm" svg:y2="31.099cm">
          <text:p/>
        </draw:line>
        <draw:line draw:style-name="gr5" draw:text-style-name="P1" draw:layer="layout" svg:x1="9.636cm" svg:y1="25.765cm" svg:x2="6.207cm" svg:y2="25.765cm">
          <text:p/>
        </draw:line>
        <draw:line draw:style-name="gr5" draw:text-style-name="P1" draw:layer="layout" svg:x1="9.763cm" svg:y1="30.591cm" svg:x2="6.207cm" svg:y2="30.591cm">
          <text:p/>
        </draw:line>
        <draw:line draw:style-name="gr5" draw:text-style-name="P1" draw:layer="layout" svg:x1="4.302cm" svg:y1="30.21cm" svg:x2="4.302cm" svg:y2="29.067cm">
          <text:p/>
        </draw:line>
        <draw:line draw:style-name="gr5" draw:text-style-name="P1" draw:layer="layout" svg:x1="4.302cm" svg:y1="28.178cm" svg:x2="4.302cm" svg:y2="26.146cm">
          <text:p/>
        </draw:line>
        <draw:custom-shape draw:style-name="clase" draw:layer="layout" svg:width="5.08cm" svg:height="0.635cm" svg:x="17.51cm" svg:y="28.051cm">
          <text:p><text:span text:style-name="T3">ChunksLi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13.446cm" svg:y1="26.273cm" svg:x2="17.637cm" svg:y2="30.083cm">
          <text:p/>
        </draw:line>
        <draw:frame draw:style-name="anotacion" draw:layer="layout" svg:width="3.563cm" svg:height="1.029cm" svg:x="18.907cm" svg:y="23.466cm">
          <draw:text-box>
            <text:p>Normally owned by </text:p>
            <text:p>some PngReader</text:p>
          </draw:text-box>
        </draw:frame>
        <draw:custom-shape draw:style-name="clase" draw:layer="layout" svg:width="5.08cm" svg:height="0.635cm" svg:x="17.637cm" svg:y="30.083cm">
          <text:p><text:span text:style-name="T3">ChunksListForWri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8.018cm" svg:y1="26.146cm" svg:x2="19.415cm" svg:y2="27.924cm">
          <text:p/>
        </draw:line>
        <draw:line draw:style-name="gr3" draw:text-style-name="P1" draw:layer="layout" svg:x1="19.923cm" svg:y1="30.083cm" svg:x2="19.923cm" svg:y2="28.686cm">
          <text:p/>
        </draw:line>
        <draw:frame draw:style-name="anotacion" draw:text-style-name="P4" draw:layer="layout" svg:width="6.238cm" svg:height="0.738cm" svg:x="1cm" svg:y="1.024cm">
          <draw:text-box>
            <text:p><text:span text:style-name="T4">PNGJ: Main classes (v 2.1.1)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nsolas" svg:font-family="Consolas" style:font-family-generic="swiss" style:font-pitch="fixed"/>
    <style:font-face style:name="Courier New3" svg:font-family="'Courier New'" style:font-family-generic="swiss" style:font-pitch="fixed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quare" svg:viewBox="0 0 10 10" svg:d="m0 0h10v10h-1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e" style:family="graphic" style:parent-style-name="standard">
      <style:graphic-properties draw:stroke="solid" draw:stroke-dash="Dash_20_1" svg:stroke-width="0cm" svg:stroke-color="#3465af" draw:marker-start-width="0.2cm" draw:marker-start-center="false" draw:marker-end-width="0.2cm" draw:marker-end-center="false" svg:stroke-opacity="100%" draw:stroke-linejoin="round" svg:stroke-linecap="butt" draw:fill="solid" draw:fill-color="#ffffcc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las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ourier New2" fo:font-family="'Courier New'" style:font-family-generic="modern" style:font-pitch="fixed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1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interf" style:family="graphic" style:parent-style-name="clase">
      <style:graphic-properties draw:stroke="solid" draw:stroke-dash="Dash_20_1" svg:stroke-width="0cm" svg:stroke-color="#3465af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99ccff" draw:fill-gradient-name="Gradient_20_7" draw:gradient-step-count="0" draw:fill-hatch-name="Hatching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interf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ourier New2" fo:font-family="'Courier New'" style:font-family-generic="modern" style:font-pitch="fixed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1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echaext" style:family="graphic" style:parent-style-name="objectwithoutfill">
      <style:graphic-properties draw:marker-end="Arrow" draw:marker-end-width="0.3cm" draw:fill="none" draw:textarea-vertical-align="middle"/>
      <style:paragraph-properties fo:text-align="center"/>
    </style:style>
    <style:style style:name="anotac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text-properties fo:font-size="10pt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2T18:52:10.944000000</meta:creation-date>
    <meta:generator>LibreOffice/4.1.3.2$Windows_x86 LibreOffice_project/70feb7d99726f064edab4605a8ab840c50ec57a</meta:generator>
    <dc:date>2014-06-01T16:14:49.077000000</dc:date>
    <meta:editing-duration>PT1H3M16S</meta:editing-duration>
    <meta:editing-cycles>6</meta:editing-cycles>
    <meta:document-statistic meta:object-count="89"/>
  </office:meta>
</office:document-meta>
</file>